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71705106021501</text:p>
          </table:table-cell>
          <table:table-cell office:value-type="string" calcext:value-type="string">
            <text:p>2024-09-24 13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8964" calcext:value-type="float">
            <text:p>23.78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05106021501</text:p>
          </table:table-cell>
          <table:table-cell office:value-type="string" calcext:value-type="string">
            <text:p>2024-08-22 14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48136" calcext:value-type="float">
            <text:p>23.94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05106021501</text:p>
          </table:table-cell>
          <table:table-cell office:value-type="string" calcext:value-type="string">
            <text:p>2024-06-20 17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85352" calcext:value-type="float">
            <text:p>21.485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05106021501</text:p>
          </table:table-cell>
          <table:table-cell office:value-type="string" calcext:value-type="string">
            <text:p>2024-05-21 20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42224" calcext:value-type="float">
            <text:p>20.842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05106021501</text:p>
          </table:table-cell>
          <table:table-cell office:value-type="string" calcext:value-type="string">
            <text:p>2024-04-20 20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28592" calcext:value-type="float">
            <text:p>16.92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05106021501</text:p>
          </table:table-cell>
          <table:table-cell office:value-type="string" calcext:value-type="string">
            <text:p>2024-03-22 15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18864" calcext:value-type="float">
            <text:p>16.818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05106021501</text:p>
          </table:table-cell>
          <table:table-cell office:value-type="string" calcext:value-type="string">
            <text:p>2024-01-31 18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6752" calcext:value-type="float">
            <text:p>17.446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05106021501</text:p>
          </table:table-cell>
          <table:table-cell office:value-type="string" calcext:value-type="string">
            <text:p>2023-12-22 19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1344" calcext:value-type="float">
            <text:p>17.611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05106021501</text:p>
          </table:table-cell>
          <table:table-cell office:value-type="string" calcext:value-type="string">
            <text:p>2023-11-20 18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9776" calcext:value-type="float">
            <text:p>21.82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05106021501</text:p>
          </table:table-cell>
          <table:table-cell office:value-type="string" calcext:value-type="string">
            <text:p>2023-10-21 21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172" calcext:value-type="float">
            <text:p>23.3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05106021501</text:p>
          </table:table-cell>
          <table:table-cell office:value-type="string" calcext:value-type="string">
            <text:p>2023-09-29 1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55656" calcext:value-type="float">
            <text:p>23.15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05106021501</text:p>
          </table:table-cell>
          <table:table-cell office:value-type="string" calcext:value-type="string">
            <text:p>2023-07-17 21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76152" calcext:value-type="float">
            <text:p>24.07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05106021501</text:p>
          </table:table-cell>
          <table:table-cell office:value-type="string" calcext:value-type="string">
            <text:p>2023-06-28 15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83072" calcext:value-type="float">
            <text:p>18.483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05106021501</text:p>
          </table:table-cell>
          <table:table-cell office:value-type="string" calcext:value-type="string">
            <text:p>2023-05-18 16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68872" calcext:value-type="float">
            <text:p>19.16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05106021501</text:p>
          </table:table-cell>
          <table:table-cell office:value-type="string" calcext:value-type="string">
            <text:p>2023-04-20 19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11472" calcext:value-type="float">
            <text:p>17.111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05106021501</text:p>
          </table:table-cell>
          <table:table-cell office:value-type="string" calcext:value-type="string">
            <text:p>2023-03-23 20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6584" calcext:value-type="float">
            <text:p>17.626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05106021501</text:p>
          </table:table-cell>
          <table:table-cell office:value-type="string" calcext:value-type="string">
            <text:p>2023-02-18 18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926" calcext:value-type="float">
            <text:p>16.99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05106021501</text:p>
          </table:table-cell>
          <table:table-cell office:value-type="string" calcext:value-type="string">
            <text:p>2023-01-27 17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0908" calcext:value-type="float">
            <text:p>19.30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05106021501</text:p>
          </table:table-cell>
          <table:table-cell office:value-type="string" calcext:value-type="string">
            <text:p>2022-12-14 19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59472" calcext:value-type="float">
            <text:p>20.15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05106021501</text:p>
          </table:table-cell>
          <table:table-cell office:value-type="string" calcext:value-type="string">
            <text:p>2022-11-16 15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47992" calcext:value-type="float">
            <text:p>19.74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05106021501</text:p>
          </table:table-cell>
          <table:table-cell office:value-type="string" calcext:value-type="string">
            <text:p>2022-10-20 18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38592" calcext:value-type="float">
            <text:p>20.73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05106021501</text:p>
          </table:table-cell>
          <table:table-cell office:value-type="string" calcext:value-type="string">
            <text:p>2022-09-23 17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52864" calcext:value-type="float">
            <text:p>22.152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05106021501</text:p>
          </table:table-cell>
          <table:table-cell office:value-type="string" calcext:value-type="string">
            <text:p>2022-08-23 17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14864" calcext:value-type="float">
            <text:p>22.91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05106021501</text:p>
          </table:table-cell>
          <table:table-cell office:value-type="string" calcext:value-type="string">
            <text:p>2022-07-18 16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78544" calcext:value-type="float">
            <text:p>21.87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05106021501</text:p>
          </table:table-cell>
          <table:table-cell office:value-type="string" calcext:value-type="string">
            <text:p>2022-06-15 20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2012" calcext:value-type="float">
            <text:p>23.82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05106021501</text:p>
          </table:table-cell>
          <table:table-cell office:value-type="string" calcext:value-type="string">
            <text:p>2022-05-18 22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48904" calcext:value-type="float">
            <text:p>20.948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05106021501</text:p>
          </table:table-cell>
          <table:table-cell office:value-type="string" calcext:value-type="string">
            <text:p>2022-04-21 22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796" calcext:value-type="float">
            <text:p>17.967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05106021501</text:p>
          </table:table-cell>
          <table:table-cell office:value-type="string" calcext:value-type="string">
            <text:p>2022-03-30 20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6248" calcext:value-type="float">
            <text:p>17.986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05106021501</text:p>
          </table:table-cell>
          <table:table-cell office:value-type="string" calcext:value-type="string">
            <text:p>2022-02-16 20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53048" calcext:value-type="float">
            <text:p>19.05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05106021501</text:p>
          </table:table-cell>
          <table:table-cell office:value-type="string" calcext:value-type="string">
            <text:p>2022-01-17 20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32296" calcext:value-type="float">
            <text:p>19.13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05106021501</text:p>
          </table:table-cell>
          <table:table-cell office:value-type="string" calcext:value-type="string">
            <text:p>2021-12-14 2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1764" calcext:value-type="float">
            <text:p>19.21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05106021501</text:p>
          </table:table-cell>
          <table:table-cell office:value-type="string" calcext:value-type="string">
            <text:p>2021-11-23 2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12912" calcext:value-type="float">
            <text:p>21.012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05106021501</text:p>
          </table:table-cell>
          <table:table-cell office:value-type="string" calcext:value-type="string">
            <text:p>2021-10-26 1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22184" calcext:value-type="float">
            <text:p>20.52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05106021501</text:p>
          </table:table-cell>
          <table:table-cell office:value-type="string" calcext:value-type="string">
            <text:p>2021-09-15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56824" calcext:value-type="float">
            <text:p>23.35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05106021501</text:p>
          </table:table-cell>
          <table:table-cell office:value-type="string" calcext:value-type="string">
            <text:p>2021-08-16 18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89512" calcext:value-type="float">
            <text:p>24.28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05106021501</text:p>
          </table:table-cell>
          <table:table-cell office:value-type="string" calcext:value-type="string">
            <text:p>2021-06-22 18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68872" calcext:value-type="float">
            <text:p>19.16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05106021501</text:p>
          </table:table-cell>
          <table:table-cell office:value-type="string" calcext:value-type="string">
            <text:p>2021-05-13 18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6044" calcext:value-type="float">
            <text:p>18.760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05106021501</text:p>
          </table:table-cell>
          <table:table-cell office:value-type="string" calcext:value-type="string">
            <text:p>2021-04-27 20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32352" calcext:value-type="float">
            <text:p>16.53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05106021501</text:p>
          </table:table-cell>
          <table:table-cell office:value-type="string" calcext:value-type="string">
            <text:p>2021-03-19 18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32352" calcext:value-type="float">
            <text:p>16.53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05106021501</text:p>
          </table:table-cell>
          <table:table-cell office:value-type="string" calcext:value-type="string">
            <text:p>2021-02-10 19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15944" calcext:value-type="float">
            <text:p>16.31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05106021501</text:p>
          </table:table-cell>
          <table:table-cell office:value-type="string" calcext:value-type="string">
            <text:p>2021-01-28 21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42736" calcext:value-type="float">
            <text:p>18.842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05106021501</text:p>
          </table:table-cell>
          <table:table-cell office:value-type="string" calcext:value-type="string">
            <text:p>2020-12-28 16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2556" calcext:value-type="float">
            <text:p>21.62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05106021501</text:p>
          </table:table-cell>
          <table:table-cell office:value-type="string" calcext:value-type="string">
            <text:p>2020-10-15 18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10448" calcext:value-type="float">
            <text:p>21.110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05106021501</text:p>
          </table:table-cell>
          <table:table-cell office:value-type="string" calcext:value-type="string">
            <text:p>2020-09-18 19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67776" calcext:value-type="float">
            <text:p>21.067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05106021501</text:p>
          </table:table-cell>
          <table:table-cell office:value-type="string" calcext:value-type="string">
            <text:p>2020-08-20 19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58904" calcext:value-type="float">
            <text:p>24.758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05106021501</text:p>
          </table:table-cell>
          <table:table-cell office:value-type="string" calcext:value-type="string">
            <text:p>2020-07-16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11576" calcext:value-type="float">
            <text:p>28.611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05106021501</text:p>
          </table:table-cell>
          <table:table-cell office:value-type="string" calcext:value-type="string">
            <text:p>2020-06-19 18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0072" calcext:value-type="float">
            <text:p>21.150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05106021501</text:p>
          </table:table-cell>
          <table:table-cell office:value-type="string" calcext:value-type="string">
            <text:p>2020-04-10 20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6784" calcext:value-type="float">
            <text:p>15.41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05106021501</text:p>
          </table:table-cell>
          <table:table-cell office:value-type="string" calcext:value-type="string">
            <text:p>2020-03-16 18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3528" calcext:value-type="float">
            <text:p>15.27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05106021501</text:p>
          </table:table-cell>
          <table:table-cell office:value-type="string" calcext:value-type="string">
            <text:p>2020-02-11 17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72" calcext:value-type="float">
            <text:p>15.6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05106021501</text:p>
          </table:table-cell>
          <table:table-cell office:value-type="string" calcext:value-type="string">
            <text:p>2019-12-04 21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6656" calcext:value-type="float">
            <text:p>15.91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05106021501</text:p>
          </table:table-cell>
          <table:table-cell office:value-type="string" calcext:value-type="string">
            <text:p>2019-11-11 20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89096" calcext:value-type="float">
            <text:p>16.38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05106021501</text:p>
          </table:table-cell>
          <table:table-cell office:value-type="string" calcext:value-type="string">
            <text:p>2019-09-04 17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6656" calcext:value-type="float">
            <text:p>19.72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05106021501</text:p>
          </table:table-cell>
          <table:table-cell office:value-type="string" calcext:value-type="string">
            <text:p>2019-08-02 16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77688" calcext:value-type="float">
            <text:p>18.077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05106021501</text:p>
          </table:table-cell>
          <table:table-cell office:value-type="string" calcext:value-type="string">
            <text:p>2019-07-08 15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0968" calcext:value-type="float">
            <text:p>17.65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05106021501</text:p>
          </table:table-cell>
          <table:table-cell office:value-type="string" calcext:value-type="string">
            <text:p>2019-06-10 19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744" calcext:value-type="float">
            <text:p>17.6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05106021501</text:p>
          </table:table-cell>
          <table:table-cell office:value-type="string" calcext:value-type="string">
            <text:p>2019-05-10 19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81704" calcext:value-type="float">
            <text:p>16.68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05106021501</text:p>
          </table:table-cell>
          <table:table-cell office:value-type="string" calcext:value-type="string">
            <text:p>2019-04-10 18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0976" calcext:value-type="float">
            <text:p>16.19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05106021501</text:p>
          </table:table-cell>
          <table:table-cell office:value-type="string" calcext:value-type="string">
            <text:p>2019-03-05 16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0492" calcext:value-type="float">
            <text:p>16.50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05106021501</text:p>
          </table:table-cell>
          <table:table-cell office:value-type="string" calcext:value-type="string">
            <text:p>2018-12-06 21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8128" calcext:value-type="float">
            <text:p>17.788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05106021501</text:p>
          </table:table-cell>
          <table:table-cell office:value-type="string" calcext:value-type="string">
            <text:p>2018-11-14 19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43064" calcext:value-type="float">
            <text:p>19.94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05106021501</text:p>
          </table:table-cell>
          <table:table-cell office:value-type="string" calcext:value-type="string">
            <text:p>2018-10-02 21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43464" calcext:value-type="float">
            <text:p>23.14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05106021501</text:p>
          </table:table-cell>
          <table:table-cell office:value-type="string" calcext:value-type="string">
            <text:p>2018-09-05 21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25504" calcext:value-type="float">
            <text:p>24.22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05106021501</text:p>
          </table:table-cell>
          <table:table-cell office:value-type="string" calcext:value-type="string">
            <text:p>2018-08-13 16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98784" calcext:value-type="float">
            <text:p>23.79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05106021501</text:p>
          </table:table-cell>
          <table:table-cell office:value-type="string" calcext:value-type="string">
            <text:p>2018-07-24 20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6708" calcext:value-type="float">
            <text:p>26.167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05106021501</text:p>
          </table:table-cell>
          <table:table-cell office:value-type="string" calcext:value-type="string">
            <text:p>2018-06-07 21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982" calcext:value-type="float">
            <text:p>23.69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05106021501</text:p>
          </table:table-cell>
          <table:table-cell office:value-type="string" calcext:value-type="string">
            <text:p>2018-05-14 16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7376" calcext:value-type="float">
            <text:p>17.867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05106021501</text:p>
          </table:table-cell>
          <table:table-cell office:value-type="string" calcext:value-type="string">
            <text:p>2018-04-03 20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7872" calcext:value-type="float">
            <text:p>14.977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05106021501</text:p>
          </table:table-cell>
          <table:table-cell office:value-type="string" calcext:value-type="string">
            <text:p>2018-03-04 20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9208" calcext:value-type="float">
            <text:p>14.999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05106021501</text:p>
          </table:table-cell>
          <table:table-cell office:value-type="string" calcext:value-type="string">
            <text:p>2018-01-04 1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716" calcext:value-type="float">
            <text:p>15.37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05106021501</text:p>
          </table:table-cell>
          <table:table-cell office:value-type="string" calcext:value-type="string">
            <text:p>2017-12-04 21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9456" calcext:value-type="float">
            <text:p>15.45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05106021501</text:p>
          </table:table-cell>
          <table:table-cell office:value-type="string" calcext:value-type="string">
            <text:p>2017-11-02 21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0432" calcext:value-type="float">
            <text:p>16.41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05106021501</text:p>
          </table:table-cell>
          <table:table-cell office:value-type="string" calcext:value-type="string">
            <text:p>2017-10-04 17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6584" calcext:value-type="float">
            <text:p>17.626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05106021501</text:p>
          </table:table-cell>
          <table:table-cell office:value-type="string" calcext:value-type="string">
            <text:p>2017-03-09 19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3608" calcext:value-type="float">
            <text:p>15.91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05106021501</text:p>
          </table:table-cell>
          <table:table-cell office:value-type="string" calcext:value-type="string">
            <text:p>2017-02-13 22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48304" calcext:value-type="float">
            <text:p>16.14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05106021501</text:p>
          </table:table-cell>
          <table:table-cell office:value-type="string" calcext:value-type="string">
            <text:p>2017-01-10 21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07384" calcext:value-type="float">
            <text:p>16.40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05106021501</text:p>
          </table:table-cell>
          <table:table-cell office:value-type="string" calcext:value-type="string">
            <text:p>2016-12-09 22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22496" calcext:value-type="float">
            <text:p>16.92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05106021501</text:p>
          </table:table-cell>
          <table:table-cell office:value-type="string" calcext:value-type="string">
            <text:p>2016-10-20 1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1472" calcext:value-type="float">
            <text:p>18.71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05106021501</text:p>
          </table:table-cell>
          <table:table-cell office:value-type="string" calcext:value-type="string">
            <text:p>2016-09-15 20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5208" calcext:value-type="float">
            <text:p>20.45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05106021501</text:p>
          </table:table-cell>
          <table:table-cell office:value-type="string" calcext:value-type="string">
            <text:p>2014-10-14 20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8528" calcext:value-type="float">
            <text:p>19.38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05106021501</text:p>
          </table:table-cell>
          <table:table-cell office:value-type="string" calcext:value-type="string">
            <text:p>2014-09-16 20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9944" calcext:value-type="float">
            <text:p>21.64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05106021501</text:p>
          </table:table-cell>
          <table:table-cell office:value-type="string" calcext:value-type="string">
            <text:p>2014-08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6832" calcext:value-type="float">
            <text:p>21.89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05106021501</text:p>
          </table:table-cell>
          <table:table-cell office:value-type="string" calcext:value-type="string">
            <text:p>2014-06-18 15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88912" calcext:value-type="float">
            <text:p>19.48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05106021501</text:p>
          </table:table-cell>
          <table:table-cell office:value-type="string" calcext:value-type="string">
            <text:p>2014-05-15 20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552" calcext:value-type="float">
            <text:p>17.49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05106021501</text:p>
          </table:table-cell>
          <table:table-cell office:value-type="string" calcext:value-type="string">
            <text:p>2014-04-1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01288" calcext:value-type="float">
            <text:p>16.40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05106021501</text:p>
          </table:table-cell>
          <table:table-cell office:value-type="string" calcext:value-type="string">
            <text:p>2014-03-19 20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34232" calcext:value-type="float">
            <text:p>16.33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05106021501</text:p>
          </table:table-cell>
          <table:table-cell office:value-type="string" calcext:value-type="string">
            <text:p>2014-02-10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17696" calcext:value-type="float">
            <text:p>16.61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05106021501</text:p>
          </table:table-cell>
          <table:table-cell office:value-type="string" calcext:value-type="string">
            <text:p>2014-01-09 19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52976" calcext:value-type="float">
            <text:p>16.95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05106021501</text:p>
          </table:table-cell>
          <table:table-cell office:value-type="string" calcext:value-type="string">
            <text:p>2013-12-11 20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3808" calcext:value-type="float">
            <text:p>17.513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05106021501</text:p>
          </table:table-cell>
          <table:table-cell office:value-type="string" calcext:value-type="string">
            <text:p>2013-11-14 19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5752" calcext:value-type="float">
            <text:p>18.25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05106021501</text:p>
          </table:table-cell>
          <table:table-cell office:value-type="string" calcext:value-type="string">
            <text:p>2013-10-21 1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10248" calcext:value-type="float">
            <text:p>19.51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05106021501</text:p>
          </table:table-cell>
          <table:table-cell office:value-type="string" calcext:value-type="string">
            <text:p>2013-09-23 19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2452" calcext:value-type="float">
            <text:p>20.92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05106021501</text:p>
          </table:table-cell>
          <table:table-cell office:value-type="string" calcext:value-type="string">
            <text:p>2013-06-13 16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364" calcext:value-type="float">
            <text:p>24.5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05106021501</text:p>
          </table:table-cell>
          <table:table-cell office:value-type="string" calcext:value-type="string">
            <text:p>2013-04-23 18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05632" calcext:value-type="float">
            <text:p>16.10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05106021501</text:p>
          </table:table-cell>
          <table:table-cell office:value-type="string" calcext:value-type="string">
            <text:p>2013-03-21 16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008" calcext:value-type="float">
            <text:p>15.88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05106021501</text:p>
          </table:table-cell>
          <table:table-cell office:value-type="string" calcext:value-type="string">
            <text:p>2013-02-19 19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20872" calcext:value-type="float">
            <text:p>16.12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05106021501</text:p>
          </table:table-cell>
          <table:table-cell office:value-type="string" calcext:value-type="string">
            <text:p>2013-01-16 21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016" calcext:value-type="float">
            <text:p>16.5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05106021501</text:p>
          </table:table-cell>
          <table:table-cell office:value-type="string" calcext:value-type="string">
            <text:p>2012-12-13 17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0616" calcext:value-type="float">
            <text:p>17.120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05106021501</text:p>
          </table:table-cell>
          <table:table-cell office:value-type="string" calcext:value-type="string">
            <text:p>2012-11-29 2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65624" calcext:value-type="float">
            <text:p>17.565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05106021501</text:p>
          </table:table-cell>
          <table:table-cell office:value-type="string" calcext:value-type="string">
            <text:p>2012-09-19 19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5396" calcext:value-type="float">
            <text:p>20.25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05106021501</text:p>
          </table:table-cell>
          <table:table-cell office:value-type="string" calcext:value-type="string">
            <text:p>2012-05-21 2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1576" calcext:value-type="float">
            <text:p>19.41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05106021501</text:p>
          </table:table-cell>
          <table:table-cell office:value-type="string" calcext:value-type="string">
            <text:p>2012-04-19 18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4384" calcext:value-type="float">
            <text:p>15.26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05106021501</text:p>
          </table:table-cell>
          <table:table-cell office:value-type="string" calcext:value-type="string">
            <text:p>2012-03-26 1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3112" calcext:value-type="float">
            <text:p>14.993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05106021501</text:p>
          </table:table-cell>
          <table:table-cell office:value-type="string" calcext:value-type="string">
            <text:p>2012-02-21 21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1608" calcext:value-type="float">
            <text:p>15.151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05106021501</text:p>
          </table:table-cell>
          <table:table-cell office:value-type="string" calcext:value-type="string">
            <text:p>2012-01-18 19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7264" calcext:value-type="float">
            <text:p>15.44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05106021501</text:p>
          </table:table-cell>
          <table:table-cell office:value-type="string" calcext:value-type="string">
            <text:p>2011-12-14 1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07512" calcext:value-type="float">
            <text:p>15.90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05106021501</text:p>
          </table:table-cell>
          <table:table-cell office:value-type="string" calcext:value-type="string">
            <text:p>2011-11-17 18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69512" calcext:value-type="float">
            <text:p>16.66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05106021501</text:p>
          </table:table-cell>
          <table:table-cell office:value-type="string" calcext:value-type="string">
            <text:p>2011-10-19 18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53176" calcext:value-type="float">
            <text:p>18.553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05106021501</text:p>
          </table:table-cell>
          <table:table-cell office:value-type="string" calcext:value-type="string">
            <text:p>2011-09-22 19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09792" calcext:value-type="float">
            <text:p>18.909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05106021501</text:p>
          </table:table-cell>
          <table:table-cell office:value-type="string" calcext:value-type="string">
            <text:p>2011-08-09 18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9528" calcext:value-type="float">
            <text:p>23.19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05106021501</text:p>
          </table:table-cell>
          <table:table-cell office:value-type="string" calcext:value-type="string">
            <text:p>2011-06-15 18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42352" calcext:value-type="float">
            <text:p>20.34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05106021501</text:p>
          </table:table-cell>
          <table:table-cell office:value-type="string" calcext:value-type="string">
            <text:p>2011-05-17 19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3408" calcext:value-type="float">
            <text:p>18.123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05106021501</text:p>
          </table:table-cell>
          <table:table-cell office:value-type="string" calcext:value-type="string">
            <text:p>2011-04-18 20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332" calcext:value-type="float">
            <text:p>15.133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05106021501</text:p>
          </table:table-cell>
          <table:table-cell office:value-type="string" calcext:value-type="string">
            <text:p>2011-03-15 20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0696" calcext:value-type="float">
            <text:p>13.95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05106021501</text:p>
          </table:table-cell>
          <table:table-cell office:value-type="string" calcext:value-type="string">
            <text:p>2011-02-17 16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128" calcext:value-type="float">
            <text:p>14.0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05106021501</text:p>
          </table:table-cell>
          <table:table-cell office:value-type="string" calcext:value-type="string">
            <text:p>2011-01-18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5496" calcext:value-type="float">
            <text:p>14.255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05106021501</text:p>
          </table:table-cell>
          <table:table-cell office:value-type="string" calcext:value-type="string">
            <text:p>2010-12-16 22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1152" calcext:value-type="float">
            <text:p>14.55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05106021501</text:p>
          </table:table-cell>
          <table:table-cell office:value-type="string" calcext:value-type="string">
            <text:p>2010-11-15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572" calcext:value-type="float">
            <text:p>15.28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05106021501</text:p>
          </table:table-cell>
          <table:table-cell office:value-type="string" calcext:value-type="string">
            <text:p>2010-09-22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268" calcext:value-type="float">
            <text:p>17.63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05106021501</text:p>
          </table:table-cell>
          <table:table-cell office:value-type="string" calcext:value-type="string">
            <text:p>2010-08-17 19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69912" calcext:value-type="float">
            <text:p>19.86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05106021501</text:p>
          </table:table-cell>
          <table:table-cell office:value-type="string" calcext:value-type="string">
            <text:p>2010-07-27 20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65824" calcext:value-type="float">
            <text:p>19.16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05106021501</text:p>
          </table:table-cell>
          <table:table-cell office:value-type="string" calcext:value-type="string">
            <text:p>2010-06-09 19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624" calcext:value-type="float">
            <text:p>15.63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05106021501</text:p>
          </table:table-cell>
          <table:table-cell office:value-type="string" calcext:value-type="string">
            <text:p>2010-05-12 19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3784" calcext:value-type="float">
            <text:p>14.27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05106021501</text:p>
          </table:table-cell>
          <table:table-cell office:value-type="string" calcext:value-type="string">
            <text:p>2010-04-20 19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168" calcext:value-type="float">
            <text:p>13.4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05106021501</text:p>
          </table:table-cell>
          <table:table-cell office:value-type="string" calcext:value-type="string">
            <text:p>2010-03-16 20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456" calcext:value-type="float">
            <text:p>13.6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05106021501</text:p>
          </table:table-cell>
          <table:table-cell office:value-type="string" calcext:value-type="string">
            <text:p>2010-02-1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3224" calcext:value-type="float">
            <text:p>13.603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05106021501</text:p>
          </table:table-cell>
          <table:table-cell office:value-type="string" calcext:value-type="string">
            <text:p>2010-01-26 20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552" calcext:value-type="float">
            <text:p>13.6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05106021501</text:p>
          </table:table-cell>
          <table:table-cell office:value-type="string" calcext:value-type="string">
            <text:p>2009-12-11 16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8984" calcext:value-type="float">
            <text:p>13.96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05106021501</text:p>
          </table:table-cell>
          <table:table-cell office:value-type="string" calcext:value-type="string">
            <text:p>2009-11-17 21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988" calcext:value-type="float">
            <text:p>14.27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05106021501</text:p>
          </table:table-cell>
          <table:table-cell office:value-type="string" calcext:value-type="string">
            <text:p>2009-10-19 20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144" calcext:value-type="float">
            <text:p>15.33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05106021501</text:p>
          </table:table-cell>
          <table:table-cell office:value-type="string" calcext:value-type="string">
            <text:p>2009-09-15 21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79112" calcext:value-type="float">
            <text:p>17.279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05106021501</text:p>
          </table:table-cell>
          <table:table-cell office:value-type="string" calcext:value-type="string">
            <text:p>2009-08-20 18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10504" calcext:value-type="float">
            <text:p>18.51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05106021501</text:p>
          </table:table-cell>
          <table:table-cell office:value-type="string" calcext:value-type="string">
            <text:p>2009-06-17 19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9984" calcext:value-type="float">
            <text:p>14.34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05106021501</text:p>
          </table:table-cell>
          <table:table-cell office:value-type="string" calcext:value-type="string">
            <text:p>2009-05-26 18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184" calcext:value-type="float">
            <text:p>14.7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05106021501</text:p>
          </table:table-cell>
          <table:table-cell office:value-type="string" calcext:value-type="string">
            <text:p>2009-04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696" calcext:value-type="float">
            <text:p>13.7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05106021501</text:p>
          </table:table-cell>
          <table:table-cell office:value-type="string" calcext:value-type="string">
            <text:p>2009-03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556" calcext:value-type="float">
            <text:p>14.00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05106021501</text:p>
          </table:table-cell>
          <table:table-cell office:value-type="string" calcext:value-type="string">
            <text:p>2009-02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0592" calcext:value-type="float">
            <text:p>13.88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05106021501</text:p>
          </table:table-cell>
          <table:table-cell office:value-type="string" calcext:value-type="string">
            <text:p>2009-01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1968" calcext:value-type="float">
            <text:p>14.221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05106021501</text:p>
          </table:table-cell>
          <table:table-cell office:value-type="string" calcext:value-type="string">
            <text:p>2008-12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368" calcext:value-type="float">
            <text:p>14.2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05106021501</text:p>
          </table:table-cell>
          <table:table-cell office:value-type="string" calcext:value-type="string">
            <text:p>2008-11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2864" calcext:value-type="float">
            <text:p>14.532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05106021501</text:p>
          </table:table-cell>
          <table:table-cell office:value-type="string" calcext:value-type="string">
            <text:p>2008-10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24" calcext:value-type="float">
            <text:p>15.3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05106021501</text:p>
          </table:table-cell>
          <table:table-cell office:value-type="string" calcext:value-type="string">
            <text:p>2008-09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6776" calcext:value-type="float">
            <text:p>16.36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05106021501</text:p>
          </table:table-cell>
          <table:table-cell office:value-type="string" calcext:value-type="string">
            <text:p>2008-08-20 20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5496" calcext:value-type="float">
            <text:p>18.065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05106021501</text:p>
          </table:table-cell>
          <table:table-cell office:value-type="string" calcext:value-type="string">
            <text:p>2008-06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116" calcext:value-type="float">
            <text:p>16.6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05106021501</text:p>
          </table:table-cell>
          <table:table-cell office:value-type="string" calcext:value-type="string">
            <text:p>2008-05-20 20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4904" calcext:value-type="float">
            <text:p>15.61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05106021501</text:p>
          </table:table-cell>
          <table:table-cell office:value-type="string" calcext:value-type="string">
            <text:p>2008-04-14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1384" calcext:value-type="float">
            <text:p>14.12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05106021501</text:p>
          </table:table-cell>
          <table:table-cell office:value-type="string" calcext:value-type="string">
            <text:p>2008-03-17 18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3576" calcext:value-type="float">
            <text:p>14.133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05106021501</text:p>
          </table:table-cell>
          <table:table-cell office:value-type="string" calcext:value-type="string">
            <text:p>2008-02-21 18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2448" calcext:value-type="float">
            <text:p>14.252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05106021501</text:p>
          </table:table-cell>
          <table:table-cell office:value-type="string" calcext:value-type="string">
            <text:p>2008-01-14 18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848" calcext:value-type="float">
            <text:p>14.5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05106021501</text:p>
          </table:table-cell>
          <table:table-cell office:value-type="string" calcext:value-type="string">
            <text:p>2007-11-12 20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336" calcext:value-type="float">
            <text:p>15.45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05106021501</text:p>
          </table:table-cell>
          <table:table-cell office:value-type="string" calcext:value-type="string">
            <text:p>2007-09-19 19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48048" calcext:value-type="float">
            <text:p>17.148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05106021501</text:p>
          </table:table-cell>
          <table:table-cell office:value-type="string" calcext:value-type="string">
            <text:p>2007-08-15 15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648" calcext:value-type="float">
            <text:p>17.55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05106021501</text:p>
          </table:table-cell>
          <table:table-cell office:value-type="string" calcext:value-type="string">
            <text:p>2007-07-24 19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992" calcext:value-type="float">
            <text:p>18.40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05106021501</text:p>
          </table:table-cell>
          <table:table-cell office:value-type="string" calcext:value-type="string">
            <text:p>2007-06-21 19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7472" calcext:value-type="float">
            <text:p>15.58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05106021501</text:p>
          </table:table-cell>
          <table:table-cell office:value-type="string" calcext:value-type="string">
            <text:p>2007-04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9544" calcext:value-type="float">
            <text:p>14.63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05106021501</text:p>
          </table:table-cell>
          <table:table-cell office:value-type="string" calcext:value-type="string">
            <text:p>2007-03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232" calcext:value-type="float">
            <text:p>14.75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05106021501</text:p>
          </table:table-cell>
          <table:table-cell office:value-type="string" calcext:value-type="string">
            <text:p>2007-02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472" calcext:value-type="float">
            <text:p>14.90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05106021501</text:p>
          </table:table-cell>
          <table:table-cell office:value-type="string" calcext:value-type="string">
            <text:p>2007-01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3592" calcext:value-type="float">
            <text:p>15.023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05106021501</text:p>
          </table:table-cell>
          <table:table-cell office:value-type="string" calcext:value-type="string">
            <text:p>2006-12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8184" calcext:value-type="float">
            <text:p>15.188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05106021501</text:p>
          </table:table-cell>
          <table:table-cell office:value-type="string" calcext:value-type="string">
            <text:p>2006-11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144" calcext:value-type="float">
            <text:p>15.33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05106021501</text:p>
          </table:table-cell>
          <table:table-cell office:value-type="string" calcext:value-type="string">
            <text:p>2006-10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6488" calcext:value-type="float">
            <text:p>16.09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05106021501</text:p>
          </table:table-cell>
          <table:table-cell office:value-type="string" calcext:value-type="string">
            <text:p>2006-09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64" calcext:value-type="float">
            <text:p>16.9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05106021501</text:p>
          </table:table-cell>
          <table:table-cell office:value-type="string" calcext:value-type="string">
            <text:p>2006-08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28664" calcext:value-type="float">
            <text:p>19.028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05106021501</text:p>
          </table:table-cell>
          <table:table-cell office:value-type="string" calcext:value-type="string">
            <text:p>2006-07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04992" calcext:value-type="float">
            <text:p>18.604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05106021501</text:p>
          </table:table-cell>
          <table:table-cell office:value-type="string" calcext:value-type="string">
            <text:p>2006-06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5" calcext:value-type="float">
            <text:p>19.0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05106021501</text:p>
          </table:table-cell>
          <table:table-cell office:value-type="string" calcext:value-type="string">
            <text:p>2006-05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8404" calcext:value-type="float">
            <text:p>17.084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05106021501</text:p>
          </table:table-cell>
          <table:table-cell office:value-type="string" calcext:value-type="string">
            <text:p>2006-04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2712" calcext:value-type="float">
            <text:p>15.60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05106021501</text:p>
          </table:table-cell>
          <table:table-cell office:value-type="string" calcext:value-type="string">
            <text:p>2006-03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428" calcext:value-type="float">
            <text:p>15.194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05106021501</text:p>
          </table:table-cell>
          <table:table-cell office:value-type="string" calcext:value-type="string">
            <text:p>2006-02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62" calcext:value-type="float">
            <text:p>15.31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05106021501</text:p>
          </table:table-cell>
          <table:table-cell office:value-type="string" calcext:value-type="string">
            <text:p>2006-01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6888" calcext:value-type="float">
            <text:p>15.48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05106021501</text:p>
          </table:table-cell>
          <table:table-cell office:value-type="string" calcext:value-type="string">
            <text:p>2005-1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816" calcext:value-type="float">
            <text:p>15.75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05106021501</text:p>
          </table:table-cell>
          <table:table-cell office:value-type="string" calcext:value-type="string">
            <text:p>2005-11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9952" calcext:value-type="float">
            <text:p>16.37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05106021501</text:p>
          </table:table-cell>
          <table:table-cell office:value-type="string" calcext:value-type="string">
            <text:p>2005-10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45" calcext:value-type="float">
            <text:p>17.1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05106021501</text:p>
          </table:table-cell>
          <table:table-cell office:value-type="string" calcext:value-type="string">
            <text:p>2005-09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3184" calcext:value-type="float">
            <text:p>18.53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05106021501</text:p>
          </table:table-cell>
          <table:table-cell office:value-type="string" calcext:value-type="string">
            <text:p>2005-08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02144" calcext:value-type="float">
            <text:p>20.20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05106021501</text:p>
          </table:table-cell>
          <table:table-cell office:value-type="string" calcext:value-type="string">
            <text:p>2005-06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6584" calcext:value-type="float">
            <text:p>17.626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05106021501</text:p>
          </table:table-cell>
          <table:table-cell office:value-type="string" calcext:value-type="string">
            <text:p>2005-05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0032" calcext:value-type="float">
            <text:p>17.02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05106021501</text:p>
          </table:table-cell>
          <table:table-cell office:value-type="string" calcext:value-type="string">
            <text:p>2005-04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1064" calcext:value-type="float">
            <text:p>15.37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05106021501</text:p>
          </table:table-cell>
          <table:table-cell office:value-type="string" calcext:value-type="string">
            <text:p>2005-03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24" calcext:value-type="float">
            <text:p>15.3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05106021501</text:p>
          </table:table-cell>
          <table:table-cell office:value-type="string" calcext:value-type="string">
            <text:p>2005-02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2232" calcext:value-type="float">
            <text:p>15.57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05106021501</text:p>
          </table:table-cell>
          <table:table-cell office:value-type="string" calcext:value-type="string">
            <text:p>2005-01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0456" calcext:value-type="float">
            <text:p>15.84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05106021501</text:p>
          </table:table-cell>
          <table:table-cell office:value-type="string" calcext:value-type="string">
            <text:p>2004-10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0464" calcext:value-type="float">
            <text:p>18.19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05106021501</text:p>
          </table:table-cell>
          <table:table-cell office:value-type="string" calcext:value-type="string">
            <text:p>2004-08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06944" calcext:value-type="float">
            <text:p>20.50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05106021501</text:p>
          </table:table-cell>
          <table:table-cell office:value-type="string" calcext:value-type="string">
            <text:p>2004-06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9572" calcext:value-type="float">
            <text:p>19.09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05106021501</text:p>
          </table:table-cell>
          <table:table-cell office:value-type="string" calcext:value-type="string">
            <text:p>2004-05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796" calcext:value-type="float">
            <text:p>17.967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05106021501</text:p>
          </table:table-cell>
          <table:table-cell office:value-type="string" calcext:value-type="string">
            <text:p>2004-04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9144" calcext:value-type="float">
            <text:p>15.24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05106021501</text:p>
          </table:table-cell>
          <table:table-cell office:value-type="string" calcext:value-type="string">
            <text:p>2004-03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24" calcext:value-type="float">
            <text:p>15.3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05106021501</text:p>
          </table:table-cell>
          <table:table-cell office:value-type="string" calcext:value-type="string">
            <text:p>2004-02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7444" calcext:value-type="float">
            <text:p>16.47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05106021501</text:p>
          </table:table-cell>
          <table:table-cell office:value-type="string" calcext:value-type="string">
            <text:p>2004-01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08096" calcext:value-type="float">
            <text:p>16.00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05106021501</text:p>
          </table:table-cell>
          <table:table-cell office:value-type="string" calcext:value-type="string">
            <text:p>2003-12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7444" calcext:value-type="float">
            <text:p>16.47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05106021501</text:p>
          </table:table-cell>
          <table:table-cell office:value-type="string" calcext:value-type="string">
            <text:p>2003-11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35272" calcext:value-type="float">
            <text:p>17.035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05106021501</text:p>
          </table:table-cell>
          <table:table-cell office:value-type="string" calcext:value-type="string">
            <text:p>2003-10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7192" calcext:value-type="float">
            <text:p>19.17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05106021501</text:p>
          </table:table-cell>
          <table:table-cell office:value-type="string" calcext:value-type="string">
            <text:p>2003-09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6656" calcext:value-type="float">
            <text:p>19.72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05106021501</text:p>
          </table:table-cell>
          <table:table-cell office:value-type="string" calcext:value-type="string">
            <text:p>2003-07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89968" calcext:value-type="float">
            <text:p>24.889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05106021501</text:p>
          </table:table-cell>
          <table:table-cell office:value-type="string" calcext:value-type="string">
            <text:p>2003-05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11488" calcext:value-type="float">
            <text:p>21.81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05106021501</text:p>
          </table:table-cell>
          <table:table-cell office:value-type="string" calcext:value-type="string">
            <text:p>2003-04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576" calcext:value-type="float">
            <text:p>15.6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05106021501</text:p>
          </table:table-cell>
          <table:table-cell office:value-type="string" calcext:value-type="string">
            <text:p>2003-03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5096" calcext:value-type="float">
            <text:p>14.865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05106021501</text:p>
          </table:table-cell>
          <table:table-cell office:value-type="string" calcext:value-type="string">
            <text:p>2003-02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7872" calcext:value-type="float">
            <text:p>14.977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05106021501</text:p>
          </table:table-cell>
          <table:table-cell office:value-type="string" calcext:value-type="string">
            <text:p>2003-01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2504" calcext:value-type="float">
            <text:p>15.46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05106021501</text:p>
          </table:table-cell>
          <table:table-cell office:value-type="string" calcext:value-type="string">
            <text:p>2002-12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9328" calcext:value-type="float">
            <text:p>15.95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05106021501</text:p>
          </table:table-cell>
          <table:table-cell office:value-type="string" calcext:value-type="string">
            <text:p>2002-11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58488" calcext:value-type="float">
            <text:p>16.85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05106021501</text:p>
          </table:table-cell>
          <table:table-cell office:value-type="string" calcext:value-type="string">
            <text:p>2002-09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41768" calcext:value-type="float">
            <text:p>20.24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05106021501</text:p>
          </table:table-cell>
          <table:table-cell office:value-type="string" calcext:value-type="string">
            <text:p>2002-08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2408" calcext:value-type="float">
            <text:p>25.02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05106021501</text:p>
          </table:table-cell>
          <table:table-cell office:value-type="string" calcext:value-type="string">
            <text:p>2002-07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42496" calcext:value-type="float">
            <text:p>24.54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05106021501</text:p>
          </table:table-cell>
          <table:table-cell office:value-type="string" calcext:value-type="string">
            <text:p>2002-06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85224" calcext:value-type="float">
            <text:p>21.985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05106021501</text:p>
          </table:table-cell>
          <table:table-cell office:value-type="string" calcext:value-type="string">
            <text:p>2002-05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57848" calcext:value-type="float">
            <text:p>19.35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05106021501</text:p>
          </table:table-cell>
          <table:table-cell office:value-type="string" calcext:value-type="string">
            <text:p>2002-04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7752" calcext:value-type="float">
            <text:p>14.017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05106021501</text:p>
          </table:table-cell>
          <table:table-cell office:value-type="string" calcext:value-type="string">
            <text:p>2002-03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7216" calcext:value-type="float">
            <text:p>12.77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05106021501</text:p>
          </table:table-cell>
          <table:table-cell office:value-type="string" calcext:value-type="string">
            <text:p>2002-02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3896" calcext:value-type="float">
            <text:p>12.883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05106021501</text:p>
          </table:table-cell>
          <table:table-cell office:value-type="string" calcext:value-type="string">
            <text:p>2002-01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7904" calcext:value-type="float">
            <text:p>12.947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05106021501</text:p>
          </table:table-cell>
          <table:table-cell office:value-type="string" calcext:value-type="string">
            <text:p>2001-12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88" calcext:value-type="float">
            <text:p>13.2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05106021501</text:p>
          </table:table-cell>
          <table:table-cell office:value-type="string" calcext:value-type="string">
            <text:p>2001-10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9856" calcext:value-type="float">
            <text:p>14.849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05106021501</text:p>
          </table:table-cell>
          <table:table-cell office:value-type="string" calcext:value-type="string">
            <text:p>2001-09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3088" calcext:value-type="float">
            <text:p>15.56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05106021501</text:p>
          </table:table-cell>
          <table:table-cell office:value-type="string" calcext:value-type="string">
            <text:p>2001-06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3656" calcext:value-type="float">
            <text:p>14.773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05106021501</text:p>
          </table:table-cell>
          <table:table-cell office:value-type="string" calcext:value-type="string">
            <text:p>2001-05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7544" calcext:value-type="float">
            <text:p>13.87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05106021501</text:p>
          </table:table-cell>
          <table:table-cell office:value-type="string" calcext:value-type="string">
            <text:p>2001-04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592" calcext:value-type="float">
            <text:p>13.0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05106021501</text:p>
          </table:table-cell>
          <table:table-cell office:value-type="string" calcext:value-type="string">
            <text:p>2001-03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304" calcext:value-type="float">
            <text:p>12.8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05106021501</text:p>
          </table:table-cell>
          <table:table-cell office:value-type="string" calcext:value-type="string">
            <text:p>2001-03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1808" calcext:value-type="float">
            <text:p>12.941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05106021501</text:p>
          </table:table-cell>
          <table:table-cell office:value-type="string" calcext:value-type="string">
            <text:p>2001-0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9656" calcext:value-type="float">
            <text:p>13.249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05106021501</text:p>
          </table:table-cell>
          <table:table-cell office:value-type="string" calcext:value-type="string">
            <text:p>2000-11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9544" calcext:value-type="float">
            <text:p>14.63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05106021501</text:p>
          </table:table-cell>
          <table:table-cell office:value-type="string" calcext:value-type="string">
            <text:p>2000-10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2504" calcext:value-type="float">
            <text:p>15.46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05106021501</text:p>
          </table:table-cell>
          <table:table-cell office:value-type="string" calcext:value-type="string">
            <text:p>2000-09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04336" calcext:value-type="float">
            <text:p>16.40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05106021501</text:p>
          </table:table-cell>
          <table:table-cell office:value-type="string" calcext:value-type="string">
            <text:p>2000-08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1992" calcext:value-type="float">
            <text:p>17.461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05106021501</text:p>
          </table:table-cell>
          <table:table-cell office:value-type="string" calcext:value-type="string">
            <text:p>2000-07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51424" calcext:value-type="float">
            <text:p>18.25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05106021501</text:p>
          </table:table-cell>
          <table:table-cell office:value-type="string" calcext:value-type="string">
            <text:p>2000-05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8776" calcext:value-type="float">
            <text:p>13.82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05106021501</text:p>
          </table:table-cell>
          <table:table-cell office:value-type="string" calcext:value-type="string">
            <text:p>2000-04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8328" calcext:value-type="float">
            <text:p>11.76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05106021501</text:p>
          </table:table-cell>
          <table:table-cell office:value-type="string" calcext:value-type="string">
            <text:p>2000-03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772" calcext:value-type="float">
            <text:p>12.23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05106021501</text:p>
          </table:table-cell>
          <table:table-cell office:value-type="string" calcext:value-type="string">
            <text:p>2000-02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2816" calcext:value-type="float">
            <text:p>11.86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05106021501</text:p>
          </table:table-cell>
          <table:table-cell office:value-type="string" calcext:value-type="string">
            <text:p>2000-01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9496" calcext:value-type="float">
            <text:p>11.96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05106021501</text:p>
          </table:table-cell>
          <table:table-cell office:value-type="string" calcext:value-type="string">
            <text:p>1999-12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436" calcext:value-type="float">
            <text:p>12.02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05106021501</text:p>
          </table:table-cell>
          <table:table-cell office:value-type="string" calcext:value-type="string">
            <text:p>1999-1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4776" calcext:value-type="float">
            <text:p>12.30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05106021501</text:p>
          </table:table-cell>
          <table:table-cell office:value-type="string" calcext:value-type="string">
            <text:p>1999-10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7488" calcext:value-type="float">
            <text:p>12.66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05106021501</text:p>
          </table:table-cell>
          <table:table-cell office:value-type="string" calcext:value-type="string">
            <text:p>1999-09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7696" calcext:value-type="float">
            <text:p>12.80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05106021501</text:p>
          </table:table-cell>
          <table:table-cell office:value-type="string" calcext:value-type="string">
            <text:p>1999-08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116" calcext:value-type="float">
            <text:p>13.09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05106021501</text:p>
          </table:table-cell>
          <table:table-cell office:value-type="string" calcext:value-type="string">
            <text:p>1999-07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808" calcext:value-type="float">
            <text:p>15.11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05106021501</text:p>
          </table:table-cell>
          <table:table-cell office:value-type="string" calcext:value-type="string">
            <text:p>1999-06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9464" calcext:value-type="float">
            <text:p>13.99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05106021501</text:p>
          </table:table-cell>
          <table:table-cell office:value-type="string" calcext:value-type="string">
            <text:p>1999-05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1992" calcext:value-type="float">
            <text:p>13.651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05106021501</text:p>
          </table:table-cell>
          <table:table-cell office:value-type="string" calcext:value-type="string">
            <text:p>1999-04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6424" calcext:value-type="float">
            <text:p>12.53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05106021501</text:p>
          </table:table-cell>
          <table:table-cell office:value-type="string" calcext:value-type="string">
            <text:p>1999-03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536" calcext:value-type="float">
            <text:p>12.4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05106021501</text:p>
          </table:table-cell>
          <table:table-cell office:value-type="string" calcext:value-type="string">
            <text:p>1999-02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6112" calcext:value-type="float">
            <text:p>12.32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05106021501</text:p>
          </table:table-cell>
          <table:table-cell office:value-type="string" calcext:value-type="string">
            <text:p>1998-12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5088" calcext:value-type="float">
            <text:p>12.51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05106021501</text:p>
          </table:table-cell>
          <table:table-cell office:value-type="string" calcext:value-type="string">
            <text:p>1998-11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9136" calcext:value-type="float">
            <text:p>12.89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05106021501</text:p>
          </table:table-cell>
          <table:table-cell office:value-type="string" calcext:value-type="string">
            <text:p>1998-10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9152" calcext:value-type="float">
            <text:p>13.789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05106021501</text:p>
          </table:table-cell>
          <table:table-cell office:value-type="string" calcext:value-type="string">
            <text:p>1998-09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2296" calcext:value-type="float">
            <text:p>15.32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05106021501</text:p>
          </table:table-cell>
          <table:table-cell office:value-type="string" calcext:value-type="string">
            <text:p>1998-08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8032" calcext:value-type="float">
            <text:p>16.25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05106021501</text:p>
          </table:table-cell>
          <table:table-cell office:value-type="string" calcext:value-type="string">
            <text:p>1998-07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28008" calcext:value-type="float">
            <text:p>16.828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05106021501</text:p>
          </table:table-cell>
          <table:table-cell office:value-type="string" calcext:value-type="string">
            <text:p>1998-05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752" calcext:value-type="float">
            <text:p>14.4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05106021501</text:p>
          </table:table-cell>
          <table:table-cell office:value-type="string" calcext:value-type="string">
            <text:p>1998-04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532" calcext:value-type="float">
            <text:p>12.08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05106021501</text:p>
          </table:table-cell>
          <table:table-cell office:value-type="string" calcext:value-type="string">
            <text:p>1998-02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3024" calcext:value-type="float">
            <text:p>12.00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05106021501</text:p>
          </table:table-cell>
          <table:table-cell office:value-type="string" calcext:value-type="string">
            <text:p>1998-01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4464" calcext:value-type="float">
            <text:p>12.09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05106021501</text:p>
          </table:table-cell>
          <table:table-cell office:value-type="string" calcext:value-type="string">
            <text:p>1997-1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5256" calcext:value-type="float">
            <text:p>12.33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05106021501</text:p>
          </table:table-cell>
          <table:table-cell office:value-type="string" calcext:value-type="string">
            <text:p>1997-10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5776" calcext:value-type="float">
            <text:p>12.68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05106021501</text:p>
          </table:table-cell>
          <table:table-cell office:value-type="string" calcext:value-type="string">
            <text:p>1997-09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784" calcext:value-type="float">
            <text:p>13.1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05106021501</text:p>
          </table:table-cell>
          <table:table-cell office:value-type="string" calcext:value-type="string">
            <text:p>1997-08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42" calcext:value-type="float">
            <text:p>14.55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05106021501</text:p>
          </table:table-cell>
          <table:table-cell office:value-type="string" calcext:value-type="string">
            <text:p>1997-07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6824" calcext:value-type="float">
            <text:p>15.73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05106021501</text:p>
          </table:table-cell>
          <table:table-cell office:value-type="string" calcext:value-type="string">
            <text:p>1997-06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9216" calcext:value-type="float">
            <text:p>13.53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05106021501</text:p>
          </table:table-cell>
          <table:table-cell office:value-type="string" calcext:value-type="string">
            <text:p>1997-05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508" calcext:value-type="float">
            <text:p>13.97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05106021501</text:p>
          </table:table-cell>
          <table:table-cell office:value-type="string" calcext:value-type="string">
            <text:p>1997-04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212" calcext:value-type="float">
            <text:p>13.15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05106021501</text:p>
          </table:table-cell>
          <table:table-cell office:value-type="string" calcext:value-type="string">
            <text:p>1997-03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0224" calcext:value-type="float">
            <text:p>12.46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05106021501</text:p>
          </table:table-cell>
          <table:table-cell office:value-type="string" calcext:value-type="string">
            <text:p>1997-02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8512" calcext:value-type="float">
            <text:p>12.47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05106021501</text:p>
          </table:table-cell>
          <table:table-cell office:value-type="string" calcext:value-type="string">
            <text:p>1997-02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9472" calcext:value-type="float">
            <text:p>12.53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05106021501</text:p>
          </table:table-cell>
          <table:table-cell office:value-type="string" calcext:value-type="string">
            <text:p>1997-01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5776" calcext:value-type="float">
            <text:p>12.68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05106021501</text:p>
          </table:table-cell>
          <table:table-cell office:value-type="string" calcext:value-type="string">
            <text:p>1996-11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2704" calcext:value-type="float">
            <text:p>13.252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05106021501</text:p>
          </table:table-cell>
          <table:table-cell office:value-type="string" calcext:value-type="string">
            <text:p>1996-10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6248" calcext:value-type="float">
            <text:p>14.176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05106021501</text:p>
          </table:table-cell>
          <table:table-cell office:value-type="string" calcext:value-type="string">
            <text:p>1996-09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948" calcext:value-type="float">
            <text:p>14.88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05106021501</text:p>
          </table:table-cell>
          <table:table-cell office:value-type="string" calcext:value-type="string">
            <text:p>1996-08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6608" calcext:value-type="float">
            <text:p>18.16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05106021501</text:p>
          </table:table-cell>
          <table:table-cell office:value-type="string" calcext:value-type="string">
            <text:p>1996-05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5992" calcext:value-type="float">
            <text:p>15.175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05106021501</text:p>
          </table:table-cell>
          <table:table-cell office:value-type="string" calcext:value-type="string">
            <text:p>1996-04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5712" calcext:value-type="float">
            <text:p>12.935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05106021501</text:p>
          </table:table-cell>
          <table:table-cell office:value-type="string" calcext:value-type="string">
            <text:p>1996-03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4384" calcext:value-type="float">
            <text:p>11.45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05106021501</text:p>
          </table:table-cell>
          <table:table-cell office:value-type="string" calcext:value-type="string">
            <text:p>1996-02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904" calcext:value-type="float">
            <text:p>11.3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05106021501</text:p>
          </table:table-cell>
          <table:table-cell office:value-type="string" calcext:value-type="string">
            <text:p>1996-01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1336" calcext:value-type="float">
            <text:p>11.45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05106021501</text:p>
          </table:table-cell>
          <table:table-cell office:value-type="string" calcext:value-type="string">
            <text:p>1995-1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716" calcext:value-type="float">
            <text:p>11.56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05106021501</text:p>
          </table:table-cell>
          <table:table-cell office:value-type="string" calcext:value-type="string">
            <text:p>1995-11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6448" calcext:value-type="float">
            <text:p>11.96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05106021501</text:p>
          </table:table-cell>
          <table:table-cell office:value-type="string" calcext:value-type="string">
            <text:p>1995-10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7616" calcext:value-type="float">
            <text:p>12.16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05106021501</text:p>
          </table:table-cell>
          <table:table-cell office:value-type="string" calcext:value-type="string">
            <text:p>1995-09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58" calcext:value-type="float">
            <text:p>12.11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05106021501</text:p>
          </table:table-cell>
          <table:table-cell office:value-type="string" calcext:value-type="string">
            <text:p>1995-08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2704" calcext:value-type="float">
            <text:p>13.252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05106021501</text:p>
          </table:table-cell>
          <table:table-cell office:value-type="string" calcext:value-type="string">
            <text:p>1995-07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9784" calcext:value-type="float">
            <text:p>12.74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05106021501</text:p>
          </table:table-cell>
          <table:table-cell office:value-type="string" calcext:value-type="string">
            <text:p>1995-06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6336" calcext:value-type="float">
            <text:p>13.356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05106021501</text:p>
          </table:table-cell>
          <table:table-cell office:value-type="string" calcext:value-type="string">
            <text:p>1995-05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8152" calcext:value-type="float">
            <text:p>13.408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05106021501</text:p>
          </table:table-cell>
          <table:table-cell office:value-type="string" calcext:value-type="string">
            <text:p>1995-04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816" calcext:value-type="float">
            <text:p>11.9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05106021501</text:p>
          </table:table-cell>
          <table:table-cell office:value-type="string" calcext:value-type="string">
            <text:p>1995-03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7992" calcext:value-type="float">
            <text:p>12.12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05106021501</text:p>
          </table:table-cell>
          <table:table-cell office:value-type="string" calcext:value-type="string">
            <text:p>1995-02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2168" calcext:value-type="float">
            <text:p>12.01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05106021501</text:p>
          </table:table-cell>
          <table:table-cell office:value-type="string" calcext:value-type="string">
            <text:p>1995-01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3712" calcext:value-type="float">
            <text:p>12.17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05106021501</text:p>
          </table:table-cell>
          <table:table-cell office:value-type="string" calcext:value-type="string">
            <text:p>1994-12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0016" calcext:value-type="float">
            <text:p>12.32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05106021501</text:p>
          </table:table-cell>
          <table:table-cell office:value-type="string" calcext:value-type="string">
            <text:p>1994-11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8992" calcext:value-type="float">
            <text:p>12.50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05106021501</text:p>
          </table:table-cell>
          <table:table-cell office:value-type="string" calcext:value-type="string">
            <text:p>1994-10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064" calcext:value-type="float">
            <text:p>12.7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05106021501</text:p>
          </table:table-cell>
          <table:table-cell office:value-type="string" calcext:value-type="string">
            <text:p>1994-09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172" calcext:value-type="float">
            <text:p>13.76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05106021501</text:p>
          </table:table-cell>
          <table:table-cell office:value-type="string" calcext:value-type="string">
            <text:p>1994-08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7032" calcext:value-type="float">
            <text:p>15.87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05106021501</text:p>
          </table:table-cell>
          <table:table-cell office:value-type="string" calcext:value-type="string">
            <text:p>1994-06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448" calcext:value-type="float">
            <text:p>12.9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05106021501</text:p>
          </table:table-cell>
          <table:table-cell office:value-type="string" calcext:value-type="string">
            <text:p>1994-05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7088" calcext:value-type="float">
            <text:p>13.277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05106021501</text:p>
          </table:table-cell>
          <table:table-cell office:value-type="string" calcext:value-type="string">
            <text:p>1994-04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5632" calcext:value-type="float">
            <text:p>12.29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05106021501</text:p>
          </table:table-cell>
          <table:table-cell office:value-type="string" calcext:value-type="string">
            <text:p>1994-03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008" calcext:value-type="float">
            <text:p>12.0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05106021501</text:p>
          </table:table-cell>
          <table:table-cell office:value-type="string" calcext:value-type="string">
            <text:p>1994-02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056" calcext:value-type="float">
            <text:p>12.1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05106021501</text:p>
          </table:table-cell>
          <table:table-cell office:value-type="string" calcext:value-type="string">
            <text:p>1994-01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58" calcext:value-type="float">
            <text:p>12.11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05106021501</text:p>
          </table:table-cell>
          <table:table-cell office:value-type="string" calcext:value-type="string">
            <text:p>1993-12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5048" calcext:value-type="float">
            <text:p>12.19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05106021501</text:p>
          </table:table-cell>
          <table:table-cell office:value-type="string" calcext:value-type="string">
            <text:p>1993-11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964" calcext:value-type="float">
            <text:p>12.35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05106021501</text:p>
          </table:table-cell>
          <table:table-cell office:value-type="string" calcext:value-type="string">
            <text:p>1993-10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544" calcext:value-type="float">
            <text:p>13.0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05106021501</text:p>
          </table:table-cell>
          <table:table-cell office:value-type="string" calcext:value-type="string">
            <text:p>1993-09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352" calcext:value-type="float">
            <text:p>12.9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05106021501</text:p>
          </table:table-cell>
          <table:table-cell office:value-type="string" calcext:value-type="string">
            <text:p>1993-07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67176" calcext:value-type="float">
            <text:p>16.26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05106021501</text:p>
          </table:table-cell>
          <table:table-cell office:value-type="string" calcext:value-type="string">
            <text:p>1993-06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832" calcext:value-type="float">
            <text:p>13.2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05106021501</text:p>
          </table:table-cell>
          <table:table-cell office:value-type="string" calcext:value-type="string">
            <text:p>1993-05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0624" calcext:value-type="float">
            <text:p>11.85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05106021501</text:p>
          </table:table-cell>
          <table:table-cell office:value-type="string" calcext:value-type="string">
            <text:p>1993-04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96" calcext:value-type="float">
            <text:p>12.0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05106021501</text:p>
          </table:table-cell>
          <table:table-cell office:value-type="string" calcext:value-type="string">
            <text:p>1993-03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1416" calcext:value-type="float">
            <text:p>12.09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05106021501</text:p>
          </table:table-cell>
          <table:table-cell office:value-type="string" calcext:value-type="string">
            <text:p>1993-02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6552" calcext:value-type="float">
            <text:p>12.03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05106021501</text:p>
          </table:table-cell>
          <table:table-cell office:value-type="string" calcext:value-type="string">
            <text:p>1993-01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7824" calcext:value-type="float">
            <text:p>12.30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05106021501</text:p>
          </table:table-cell>
          <table:table-cell office:value-type="string" calcext:value-type="string">
            <text:p>1992-12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2416" calcext:value-type="float">
            <text:p>12.47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05106021501</text:p>
          </table:table-cell>
          <table:table-cell office:value-type="string" calcext:value-type="string">
            <text:p>1992-1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4104" calcext:value-type="float">
            <text:p>13.02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05106021501</text:p>
          </table:table-cell>
          <table:table-cell office:value-type="string" calcext:value-type="string">
            <text:p>1992-09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9864" calcext:value-type="float">
            <text:p>13.389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05106021501</text:p>
          </table:table-cell>
          <table:table-cell office:value-type="string" calcext:value-type="string">
            <text:p>1992-03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484" calcext:value-type="float">
            <text:p>12.05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05106021501</text:p>
          </table:table-cell>
          <table:table-cell office:value-type="string" calcext:value-type="string">
            <text:p>1992-02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628" calcext:value-type="float">
            <text:p>12.14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05106021501</text:p>
          </table:table-cell>
          <table:table-cell office:value-type="string" calcext:value-type="string">
            <text:p>1992-01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584" calcext:value-type="float">
            <text:p>12.4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05106021501</text:p>
          </table:table-cell>
          <table:table-cell office:value-type="string" calcext:value-type="string">
            <text:p>1991-12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2496" calcext:value-type="float">
            <text:p>13.11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05106021501</text:p>
          </table:table-cell>
          <table:table-cell office:value-type="string" calcext:value-type="string">
            <text:p>1991-11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4456" calcext:value-type="float">
            <text:p>13.554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05106021501</text:p>
          </table:table-cell>
          <table:table-cell office:value-type="string" calcext:value-type="string">
            <text:p>1991-10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8192" calcext:value-type="float">
            <text:p>13.728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05106021501</text:p>
          </table:table-cell>
          <table:table-cell office:value-type="string" calcext:value-type="string">
            <text:p>1991-09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7664" calcext:value-type="float">
            <text:p>14.837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05106021501</text:p>
          </table:table-cell>
          <table:table-cell office:value-type="string" calcext:value-type="string">
            <text:p>1991-08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6488" calcext:value-type="float">
            <text:p>16.09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05106021501</text:p>
          </table:table-cell>
          <table:table-cell office:value-type="string" calcext:value-type="string">
            <text:p>1991-07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0536" calcext:value-type="float">
            <text:p>16.48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05106021501</text:p>
          </table:table-cell>
          <table:table-cell office:value-type="string" calcext:value-type="string">
            <text:p>1991-06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8128" calcext:value-type="float">
            <text:p>13.978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05106021501</text:p>
          </table:table-cell>
          <table:table-cell office:value-type="string" calcext:value-type="string">
            <text:p>1991-05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1824" calcext:value-type="float">
            <text:p>13.831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05106021501</text:p>
          </table:table-cell>
          <table:table-cell office:value-type="string" calcext:value-type="string">
            <text:p>1991-04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7552" calcext:value-type="float">
            <text:p>12.41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05106021501</text:p>
          </table:table-cell>
          <table:table-cell office:value-type="string" calcext:value-type="string">
            <text:p>1991-03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4024" calcext:value-type="float">
            <text:p>12.38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05106021501</text:p>
          </table:table-cell>
          <table:table-cell office:value-type="string" calcext:value-type="string">
            <text:p>1991-02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5944" calcext:value-type="float">
            <text:p>12.50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05106021501</text:p>
          </table:table-cell>
          <table:table-cell office:value-type="string" calcext:value-type="string">
            <text:p>1991-01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204" calcext:value-type="float">
            <text:p>12.51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05106021501</text:p>
          </table:table-cell>
          <table:table-cell office:value-type="string" calcext:value-type="string">
            <text:p>1990-12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208" calcext:value-type="float">
            <text:p>12.8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05106021501</text:p>
          </table:table-cell>
          <table:table-cell office:value-type="string" calcext:value-type="string">
            <text:p>1990-07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23992" calcext:value-type="float">
            <text:p>18.223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05106021501</text:p>
          </table:table-cell>
          <table:table-cell office:value-type="string" calcext:value-type="string">
            <text:p>1990-03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9304" calcext:value-type="float">
            <text:p>12.71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05106021501</text:p>
          </table:table-cell>
          <table:table-cell office:value-type="string" calcext:value-type="string">
            <text:p>1990-02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392" calcext:value-type="float">
            <text:p>12.3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05106021501</text:p>
          </table:table-cell>
          <table:table-cell office:value-type="string" calcext:value-type="string">
            <text:p>1990-01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7176" calcext:value-type="float">
            <text:p>12.45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05106021501</text:p>
          </table:table-cell>
          <table:table-cell office:value-type="string" calcext:value-type="string">
            <text:p>1989-12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7864" calcext:value-type="float">
            <text:p>12.62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05106021501</text:p>
          </table:table-cell>
          <table:table-cell office:value-type="string" calcext:value-type="string">
            <text:p>1989-10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552" calcext:value-type="float">
            <text:p>13.6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05106021501</text:p>
          </table:table-cell>
          <table:table-cell office:value-type="string" calcext:value-type="string">
            <text:p>1989-06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4536" calcext:value-type="float">
            <text:p>18.00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05106021501</text:p>
          </table:table-cell>
          <table:table-cell office:value-type="string" calcext:value-type="string">
            <text:p>1989-03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1856" calcext:value-type="float">
            <text:p>11.80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05106021501</text:p>
          </table:table-cell>
          <table:table-cell office:value-type="string" calcext:value-type="string">
            <text:p>1989-01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0728" calcext:value-type="float">
            <text:p>11.92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05106021501</text:p>
          </table:table-cell>
          <table:table-cell office:value-type="string" calcext:value-type="string">
            <text:p>1988-12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0848" calcext:value-type="float">
            <text:p>12.88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05106021501</text:p>
          </table:table-cell>
          <table:table-cell office:value-type="string" calcext:value-type="string">
            <text:p>1988-11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344" calcext:value-type="float">
            <text:p>12.2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05106021501</text:p>
          </table:table-cell>
          <table:table-cell office:value-type="string" calcext:value-type="string">
            <text:p>1988-09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496" calcext:value-type="float">
            <text:p>13.0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05106021501</text:p>
          </table:table-cell>
          <table:table-cell office:value-type="string" calcext:value-type="string">
            <text:p>1988-08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664" calcext:value-type="float">
            <text:p>15.0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05106021501</text:p>
          </table:table-cell>
          <table:table-cell office:value-type="string" calcext:value-type="string">
            <text:p>1988-06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768" calcext:value-type="float">
            <text:p>15.72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05106021501</text:p>
          </table:table-cell>
          <table:table-cell office:value-type="string" calcext:value-type="string">
            <text:p>1988-05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5456" calcext:value-type="float">
            <text:p>13.93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05106021501</text:p>
          </table:table-cell>
          <table:table-cell office:value-type="string" calcext:value-type="string">
            <text:p>1988-04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5072" calcext:value-type="float">
            <text:p>11.62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05106021501</text:p>
          </table:table-cell>
          <table:table-cell office:value-type="string" calcext:value-type="string">
            <text:p>1988-02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472" calcext:value-type="float">
            <text:p>11.0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05106021501</text:p>
          </table:table-cell>
          <table:table-cell office:value-type="string" calcext:value-type="string">
            <text:p>1988-01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472" calcext:value-type="float">
            <text:p>11.0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05106021501</text:p>
          </table:table-cell>
          <table:table-cell office:value-type="string" calcext:value-type="string">
            <text:p>1987-11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8328" calcext:value-type="float">
            <text:p>11.76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05106021501</text:p>
          </table:table-cell>
          <table:table-cell office:value-type="string" calcext:value-type="string">
            <text:p>1987-10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8808" calcext:value-type="float">
            <text:p>11.79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05106021501</text:p>
          </table:table-cell>
          <table:table-cell office:value-type="string" calcext:value-type="string">
            <text:p>1987-08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4712" calcext:value-type="float">
            <text:p>12.55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05106021501</text:p>
          </table:table-cell>
          <table:table-cell office:value-type="string" calcext:value-type="string">
            <text:p>1987-06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72" calcext:value-type="float">
            <text:p>11.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05106021501</text:p>
          </table:table-cell>
          <table:table-cell office:value-type="string" calcext:value-type="string">
            <text:p>1987-04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0544" calcext:value-type="float">
            <text:p>11.210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05106021501</text:p>
          </table:table-cell>
          <table:table-cell office:value-type="string" calcext:value-type="string">
            <text:p>1987-03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5784" calcext:value-type="float">
            <text:p>11.225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05106021501</text:p>
          </table:table-cell>
          <table:table-cell office:value-type="string" calcext:value-type="string">
            <text:p>1987-02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5784" calcext:value-type="float">
            <text:p>11.225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05106021501</text:p>
          </table:table-cell>
          <table:table-cell office:value-type="string" calcext:value-type="string">
            <text:p>1986-11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1024" calcext:value-type="float">
            <text:p>11.241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05106021501</text:p>
          </table:table-cell>
          <table:table-cell office:value-type="string" calcext:value-type="string">
            <text:p>1986-10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6072" calcext:value-type="float">
            <text:p>12.00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05106021501</text:p>
          </table:table-cell>
          <table:table-cell office:value-type="string" calcext:value-type="string">
            <text:p>1986-09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4968" calcext:value-type="float">
            <text:p>11.55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05106021501</text:p>
          </table:table-cell>
          <table:table-cell office:value-type="string" calcext:value-type="string">
            <text:p>1986-07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0144" calcext:value-type="float">
            <text:p>11.82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05106021501</text:p>
          </table:table-cell>
          <table:table-cell office:value-type="string" calcext:value-type="string">
            <text:p>1986-06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1896" calcext:value-type="float">
            <text:p>12.12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05106021501</text:p>
          </table:table-cell>
          <table:table-cell office:value-type="string" calcext:value-type="string">
            <text:p>1986-05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7032" calcext:value-type="float">
            <text:p>12.06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05106021501</text:p>
          </table:table-cell>
          <table:table-cell office:value-type="string" calcext:value-type="string">
            <text:p>1986-04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624" calcext:value-type="float">
            <text:p>11.8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05106021501</text:p>
          </table:table-cell>
          <table:table-cell office:value-type="string" calcext:value-type="string">
            <text:p>1986-03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5176" calcext:value-type="float">
            <text:p>11.69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05106021501</text:p>
          </table:table-cell>
          <table:table-cell office:value-type="string" calcext:value-type="string">
            <text:p>1986-02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812" calcext:value-type="float">
            <text:p>11.62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05106021501</text:p>
          </table:table-cell>
          <table:table-cell office:value-type="string" calcext:value-type="string">
            <text:p>1986-01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8704" calcext:value-type="float">
            <text:p>11.72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05106021501</text:p>
          </table:table-cell>
          <table:table-cell office:value-type="string" calcext:value-type="string">
            <text:p>1985-12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004" calcext:value-type="float">
            <text:p>11.75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05106021501</text:p>
          </table:table-cell>
          <table:table-cell office:value-type="string" calcext:value-type="string">
            <text:p>1985-11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34" calcext:value-type="float">
            <text:p>11.96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05106021501</text:p>
          </table:table-cell>
          <table:table-cell office:value-type="string" calcext:value-type="string">
            <text:p>1985-10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7992" calcext:value-type="float">
            <text:p>12.12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05106021501</text:p>
          </table:table-cell>
          <table:table-cell office:value-type="string" calcext:value-type="string">
            <text:p>1985-09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4232" calcext:value-type="float">
            <text:p>12.52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05106021501</text:p>
          </table:table-cell>
          <table:table-cell office:value-type="string" calcext:value-type="string">
            <text:p>1985-08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8408" calcext:value-type="float">
            <text:p>12.40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05106021501</text:p>
          </table:table-cell>
          <table:table-cell office:value-type="string" calcext:value-type="string">
            <text:p>1985-07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9216" calcext:value-type="float">
            <text:p>13.53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05106021501</text:p>
          </table:table-cell>
          <table:table-cell office:value-type="string" calcext:value-type="string">
            <text:p>1985-06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8552" calcext:value-type="float">
            <text:p>12.79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05106021501</text:p>
          </table:table-cell>
          <table:table-cell office:value-type="string" calcext:value-type="string">
            <text:p>1985-05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8992" calcext:value-type="float">
            <text:p>12.50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05106021501</text:p>
          </table:table-cell>
          <table:table-cell office:value-type="string" calcext:value-type="string">
            <text:p>1984-09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0008" calcext:value-type="float">
            <text:p>13.780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05106021501</text:p>
          </table:table-cell>
          <table:table-cell office:value-type="string" calcext:value-type="string">
            <text:p>1984-08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6384" calcext:value-type="float">
            <text:p>16.02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05106021501</text:p>
          </table:table-cell>
          <table:table-cell office:value-type="string" calcext:value-type="string">
            <text:p>1984-07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516" calcext:value-type="float">
            <text:p>14.61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05106021501</text:p>
          </table:table-cell>
          <table:table-cell office:value-type="string" calcext:value-type="string">
            <text:p>1984-06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5416" calcext:value-type="float">
            <text:p>13.615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05106021501</text:p>
          </table:table-cell>
          <table:table-cell office:value-type="string" calcext:value-type="string">
            <text:p>1984-05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22" calcext:value-type="float">
            <text:p>13.79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05106021501</text:p>
          </table:table-cell>
          <table:table-cell office:value-type="string" calcext:value-type="string">
            <text:p>1984-04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54" calcext:value-type="float">
            <text:p>12.72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05106021501</text:p>
          </table:table-cell>
          <table:table-cell office:value-type="string" calcext:value-type="string">
            <text:p>1984-03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1224" calcext:value-type="float">
            <text:p>12.84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05106021501</text:p>
          </table:table-cell>
          <table:table-cell office:value-type="string" calcext:value-type="string">
            <text:p>1984-0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9616" calcext:value-type="float">
            <text:p>12.929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05106021501</text:p>
          </table:table-cell>
          <table:table-cell office:value-type="string" calcext:value-type="string">
            <text:p>1984-01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4" calcext:value-type="float">
            <text:p>12.9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05106021501</text:p>
          </table:table-cell>
          <table:table-cell office:value-type="string" calcext:value-type="string">
            <text:p>1983-12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64" calcext:value-type="float">
            <text:p>13.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05106021501</text:p>
          </table:table-cell>
          <table:table-cell office:value-type="string" calcext:value-type="string">
            <text:p>1983-11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84" calcext:value-type="float">
            <text:p>13.8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05106021501</text:p>
          </table:table-cell>
          <table:table-cell office:value-type="string" calcext:value-type="string">
            <text:p>1983-10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7" calcext:value-type="float">
            <text:p>14.09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05106021501</text:p>
          </table:table-cell>
          <table:table-cell office:value-type="string" calcext:value-type="string">
            <text:p>1983-09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3824" calcext:value-type="float">
            <text:p>14.593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05106021501</text:p>
          </table:table-cell>
          <table:table-cell office:value-type="string" calcext:value-type="string">
            <text:p>1983-08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72104" calcext:value-type="float">
            <text:p>16.07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05106021501</text:p>
          </table:table-cell>
          <table:table-cell office:value-type="string" calcext:value-type="string">
            <text:p>1983-07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2384" calcext:value-type="float">
            <text:p>14.50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05106021501</text:p>
          </table:table-cell>
          <table:table-cell office:value-type="string" calcext:value-type="string">
            <text:p>1983-06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9024" calcext:value-type="float">
            <text:p>14.28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705106021501</text:p>
          </table:table-cell>
          <table:table-cell office:value-type="string" calcext:value-type="string">
            <text:p>1970-02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232" calcext:value-type="float">
            <text:p>10.9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18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956" meta:object-count="0"/>
    <meta:user-defined meta:name="AppVersion">3.0</meta:user-defined>
  </office:meta>
</office:document-meta>
</file>